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, Georgia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3e4349" style:font-name="Garamond" fo:font-size="14pt" fo:letter-spacing="normal" fo:font-style="normal" fo:font-weight="normal" officeooo:rsid="00162fec" officeooo:paragraph-rsid="00022b18" style:font-size-asian="14pt" style:font-size-complex="14pt"/>
    </style:style>
    <style:style style:name="P2" style:family="paragraph" style:parent-style-name="Text_20_body">
      <style:text-properties fo:font-variant="normal" fo:text-transform="none" fo:color="#3e4349" style:font-name="Garamond" fo:font-size="14pt" fo:letter-spacing="normal" fo:font-style="normal" fo:font-weight="normal" officeooo:rsid="001e8f89" officeooo:paragraph-rsid="00022b18" style:font-size-asian="14pt" style:font-size-complex="14pt"/>
    </style:style>
    <style:style style:name="P3" style:family="paragraph" style:parent-style-name="Text_20_body">
      <style:text-properties fo:font-variant="normal" fo:text-transform="none" fo:color="#3e4349" style:font-name="Garamond" fo:font-size="14pt" fo:letter-spacing="normal" fo:font-style="normal" fo:font-weight="normal" officeooo:rsid="0014f092" officeooo:paragraph-rsid="00022b18" style:font-size-asian="14pt" style:font-size-complex="14pt"/>
    </style:style>
    <style:style style:name="P4" style:family="paragraph" style:parent-style-name="Text_20_body">
      <style:text-properties fo:font-variant="normal" fo:text-transform="none" fo:color="#3e4349" style:font-name="Garamond" fo:font-size="14pt" fo:letter-spacing="normal" fo:font-style="normal" fo:font-weight="normal" officeooo:paragraph-rsid="00022b18" style:font-size-asian="14pt" style:font-size-complex="14pt"/>
    </style:style>
    <style:style style:name="P5" style:family="paragraph" style:parent-style-name="Text_20_body">
      <style:text-properties fo:font-variant="normal" fo:text-transform="none" fo:color="#3e4349" style:font-name="Garamond" fo:font-size="12pt" fo:letter-spacing="normal" fo:font-style="normal" fo:font-weight="normal" officeooo:rsid="0013c00f" officeooo:paragraph-rsid="0003ae43" style:font-size-asian="12pt" style:font-size-complex="12pt"/>
    </style:style>
    <style:style style:name="P6" style:family="paragraph" style:parent-style-name="Text_20_body">
      <style:text-properties fo:font-variant="normal" fo:text-transform="none" fo:color="#3e4349" style:font-name="Garamond" fo:font-size="12pt" fo:letter-spacing="normal" fo:font-style="normal" fo:font-weight="normal" officeooo:rsid="0014f092" officeooo:paragraph-rsid="00022b18" style:font-size-asian="12pt" style:font-size-complex="12pt"/>
    </style:style>
    <style:style style:name="P7" style:family="paragraph" style:parent-style-name="Text_20_body">
      <style:text-properties fo:font-variant="normal" fo:text-transform="none" fo:color="#3e4349" style:font-name="Garamond" fo:font-size="12pt" fo:letter-spacing="normal" fo:font-style="normal" fo:font-weight="normal" officeooo:rsid="0014f092" officeooo:paragraph-rsid="0003ae43" style:font-size-asian="12pt" style:font-size-complex="12pt"/>
    </style:style>
    <style:style style:name="P8" style:family="paragraph" style:parent-style-name="Text_20_body">
      <style:text-properties fo:font-variant="normal" fo:text-transform="none" fo:color="#3e4349" style:font-name="Garamond" fo:font-size="12pt" fo:letter-spacing="normal" fo:font-style="normal" fo:font-weight="normal" officeooo:rsid="0025eebd" officeooo:paragraph-rsid="00022b18" style:font-size-asian="12pt" style:font-size-complex="12pt"/>
    </style:style>
    <style:style style:name="P9" style:family="paragraph" style:parent-style-name="Text_20_body">
      <style:text-properties fo:font-variant="normal" fo:text-transform="none" fo:color="#3e4349" style:font-name="Garamond" fo:font-size="12pt" fo:letter-spacing="normal" fo:font-style="normal" fo:font-weight="normal" officeooo:rsid="0025eebd" officeooo:paragraph-rsid="0003ae43" style:font-size-asian="12pt" style:font-size-complex="12pt"/>
    </style:style>
    <style:style style:name="P10" style:family="paragraph" style:parent-style-name="Text_20_body">
      <style:text-properties fo:font-variant="normal" fo:text-transform="none" fo:color="#3e4349" style:font-name="Garamond" fo:font-size="12pt" fo:letter-spacing="normal" fo:font-style="normal" fo:font-weight="normal" officeooo:rsid="0025eebd" officeooo:paragraph-rsid="00022b18" fo:background-color="#ffffff" style:font-size-asian="12pt" style:font-size-complex="12pt"/>
    </style:style>
    <style:style style:name="P11" style:family="paragraph" style:parent-style-name="Text_20_body">
      <style:text-properties fo:font-variant="normal" fo:text-transform="none" fo:color="#3e4349" style:font-name="Garamond" fo:font-size="18pt" fo:letter-spacing="normal" fo:font-style="normal" fo:font-weight="normal" officeooo:rsid="0013c00f" officeooo:paragraph-rsid="00022b18" style:font-size-asian="18pt" style:font-size-complex="18pt"/>
    </style:style>
    <style:style style:name="P12" style:family="paragraph" style:parent-style-name="Text_20_body">
      <style:text-properties fo:font-variant="normal" fo:text-transform="none" fo:color="#4b1f6f" style:font-name="Garamond" fo:font-size="10pt" fo:letter-spacing="normal" fo:font-style="normal" fo:font-weight="normal" officeooo:rsid="0015eb0c" officeooo:paragraph-rsid="00022b18" fo:background-color="#ffffff" style:font-size-asian="10pt" style:font-size-complex="10pt"/>
    </style:style>
    <style:style style:name="P13" style:family="paragraph" style:parent-style-name="Text_20_body">
      <style:text-properties fo:font-size="18pt" officeooo:paragraph-rsid="00022b18" style:font-size-asian="18pt" style:font-size-complex="18pt"/>
    </style:style>
    <style:style style:name="P14" style:family="paragraph" style:parent-style-name="Text_20_body">
      <style:text-properties fo:font-size="14pt" officeooo:paragraph-rsid="00022b18" style:font-size-asian="14pt" style:font-size-complex="14pt"/>
    </style:style>
    <style:style style:name="P15" style:family="paragraph" style:parent-style-name="Text_20_body">
      <style:text-properties fo:font-size="12pt" officeooo:rsid="0013c00f" officeooo:paragraph-rsid="00022b18" style:font-size-asian="12pt" style:font-size-complex="12pt"/>
    </style:style>
    <style:style style:name="P16" style:family="paragraph" style:parent-style-name="Text_20_body">
      <style:text-properties fo:font-variant="normal" fo:text-transform="none" fo:color="#3e4349" style:font-name="Garamond" fo:font-size="12pt" fo:letter-spacing="normal" fo:font-style="normal" fo:font-weight="normal" officeooo:rsid="0015eb0c" officeooo:paragraph-rsid="00022b18" style:font-size-asian="12pt" style:font-size-complex="12pt"/>
    </style:style>
    <style:style style:name="P17" style:family="paragraph" style:parent-style-name="Text_20_body">
      <style:text-properties fo:font-variant="normal" fo:text-transform="none" fo:color="#3e4349" style:font-name="Garamond" fo:font-size="12pt" fo:letter-spacing="normal" fo:font-style="normal" fo:font-weight="normal" officeooo:rsid="0014f092" officeooo:paragraph-rsid="00022b18" style:font-size-asian="12pt" style:font-size-complex="12pt"/>
    </style:style>
    <style:style style:name="P18" style:family="paragraph" style:parent-style-name="Text_20_body">
      <style:text-properties fo:font-variant="normal" fo:text-transform="none" fo:color="#3e4349" style:font-name="Garamond" fo:font-size="12pt" fo:letter-spacing="normal" fo:font-style="normal" fo:font-weight="normal" officeooo:rsid="0018b5c7" officeooo:paragraph-rsid="00050365" style:font-size-asian="12pt" style:font-size-complex="12pt"/>
    </style:style>
    <style:style style:name="P19" style:family="paragraph" style:parent-style-name="Text_20_body">
      <style:text-properties fo:font-variant="normal" fo:text-transform="none" fo:color="#3e4349" style:font-name="Garamond" fo:font-size="12pt" fo:letter-spacing="normal" fo:font-style="normal" fo:font-weight="normal" officeooo:rsid="00050365" officeooo:paragraph-rsid="00050365" style:font-size-asian="12pt" style:font-size-complex="12pt"/>
    </style:style>
    <style:style style:name="P20" style:family="paragraph" style:parent-style-name="Text_20_body">
      <style:text-properties fo:font-variant="normal" fo:text-transform="none" fo:color="#3e4349" style:font-name="Garamond" fo:font-size="12pt" fo:letter-spacing="normal" fo:font-style="normal" fo:font-weight="normal" officeooo:rsid="0025eebd" officeooo:paragraph-rsid="0005a159" style:font-size-asian="12pt" style:font-size-complex="12pt"/>
    </style:style>
    <style:style style:name="P21" style:family="paragraph" style:parent-style-name="Text_20_body">
      <style:text-properties fo:font-variant="normal" fo:text-transform="none" fo:color="#3e4349" style:font-name="Garamond" fo:font-size="14pt" fo:letter-spacing="normal" fo:font-style="normal" fo:font-weight="normal" officeooo:rsid="00222d6d" officeooo:paragraph-rsid="00022b18" style:font-size-asian="14pt" style:font-weight-asian="normal" style:font-size-complex="14pt" style:font-weight-complex="normal"/>
    </style:style>
    <style:style style:name="P22" style:family="paragraph" style:parent-style-name="Text_20_body">
      <style:text-properties fo:font-variant="normal" fo:text-transform="none" fo:color="#3e4349" style:font-name="Garamond" fo:font-size="13pt" fo:letter-spacing="normal" fo:font-style="normal" fo:font-weight="normal" officeooo:rsid="001febed" officeooo:paragraph-rsid="0005a159" style:font-size-asian="13pt" style:font-size-complex="13pt"/>
    </style:style>
    <style:style style:name="P23" style:family="paragraph" style:parent-style-name="Text_20_body">
      <style:text-properties fo:font-variant="normal" fo:text-transform="none" fo:color="#4b1f6f" style:font-name="Garamond" fo:font-size="10pt" fo:letter-spacing="normal" fo:font-style="normal" fo:font-weight="normal" officeooo:rsid="00050365" officeooo:paragraph-rsid="00050365" fo:background-color="#ffffff" style:font-size-asian="10pt" style:font-size-complex="10pt"/>
    </style:style>
    <style:style style:name="T1" style:family="text">
      <style:text-properties officeooo:rsid="00222d6d" style:font-weight-asian="normal" style:font-weight-complex="normal"/>
    </style:style>
    <style:style style:name="T2" style:family="text">
      <style:text-properties officeooo:rsid="0016eaa2" style:font-weight-asian="normal" style:font-weight-complex="normal"/>
    </style:style>
    <style:style style:name="T3" style:family="text">
      <style:text-properties officeooo:rsid="001e8f89" style:font-weight-asian="normal" style:font-weight-complex="normal"/>
    </style:style>
    <style:style style:name="T4" style:family="text">
      <style:text-properties officeooo:rsid="0003ae43" style:font-weight-asian="normal" style:font-weight-complex="normal"/>
    </style:style>
    <style:style style:name="T5" style:family="text">
      <style:text-properties fo:font-variant="normal" fo:text-transform="none" fo:color="#3e4349" style:font-name="Garamond" fo:letter-spacing="normal" fo:font-style="normal" fo:font-weight="normal"/>
    </style:style>
    <style:style style:name="T6" style:family="text">
      <style:text-properties fo:font-variant="normal" fo:text-transform="none" fo:color="#3e4349" style:font-name="Garamond" fo:letter-spacing="normal" fo:font-style="normal" fo:font-weight="normal" officeooo:rsid="0023c9d7"/>
    </style:style>
    <style:style style:name="T7" style:family="text">
      <style:text-properties fo:font-variant="normal" fo:text-transform="none" fo:color="#3e4349" style:font-name="Garamond" fo:letter-spacing="normal" fo:font-style="normal" fo:font-weight="normal" officeooo:rsid="0013c00f"/>
    </style:style>
    <style:style style:name="T8" style:family="text">
      <style:text-properties fo:font-variant="normal" fo:text-transform="none" fo:color="#3e4349" style:font-name="Garamond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3e4349" style:font-name="Garamond" fo:letter-spacing="normal" fo:font-style="normal" fo:font-weight="normal" officeooo:rsid="00222d6d" style:font-weight-asian="normal" style:font-weight-complex="normal"/>
    </style:style>
    <style:style style:name="T10" style:family="text">
      <style:text-properties fo:font-variant="normal" fo:text-transform="none" fo:color="#3e4349" style:font-name="Garamond" fo:letter-spacing="normal" fo:font-style="normal" fo:font-weight="normal" officeooo:rsid="0023c9d7" style:font-weight-asian="normal" style:font-weight-complex="normal"/>
    </style:style>
    <style:style style:name="T11" style:family="text">
      <style:text-properties fo:font-variant="normal" fo:text-transform="none" fo:color="#3e4349" style:font-name="Garamond" fo:letter-spacing="normal" fo:font-style="normal" fo:font-weight="normal" officeooo:rsid="0018b5c7"/>
    </style:style>
    <style:style style:name="T12" style:family="text">
      <style:text-properties fo:font-variant="normal" fo:text-transform="none" fo:color="#3e4349" style:font-name="Garamond" fo:letter-spacing="normal" fo:font-style="normal" fo:font-weight="normal" officeooo:rsid="0003ae43"/>
    </style:style>
    <style:style style:name="T13" style:family="text">
      <style:text-properties fo:font-variant="normal" fo:text-transform="none" fo:color="#3e4349" style:font-name="Garamond" fo:font-size="12pt" fo:letter-spacing="normal" fo:font-style="normal" fo:font-weight="normal" officeooo:rsid="0013c00f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3e4349" style:font-name="Garamond" fo:font-size="12pt" fo:letter-spacing="normal" fo:font-style="normal" fo:font-weight="normal" officeooo:rsid="00222d6d" style:font-size-asian="12pt" style:font-weight-asian="normal" style:font-size-complex="12pt" style:font-weight-complex="normal"/>
    </style:style>
    <style:style style:name="T15" style:family="text">
      <style:text-properties officeooo:rsid="00287586"/>
    </style:style>
    <style:style style:name="T16" style:family="text">
      <style:text-properties officeooo:rsid="00162fec"/>
    </style:style>
    <style:style style:name="T17" style:family="text">
      <style:text-properties officeooo:rsid="0003ae43"/>
    </style:style>
    <style:style style:name="T18" style:family="text">
      <style:text-properties fo:font-size="13pt" officeooo:rsid="001c035c" style:font-size-asian="11.3500003814697pt" style:font-size-complex="13pt"/>
    </style:style>
    <style:style style:name="T19" style:family="text">
      <style:text-properties officeooo:rsid="0005a1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6">1</text:span><text:span text:style-name="T7">)</text:span><text:span text:style-name="T8">DEPENDENCIES </text:span><text:span text:style-name="T9">installation stuff</text:span></text:p>
      <text:p text:style-name="P14"><text:span text:style-name="T10">1</text:span><text:span text:style-name="T13">. </text:span><text:span text:style-name="T14">INSTALLATION Put loading script tag after jquery script tag</text:span></text:p>
      <text:p text:style-name="P5"><text:s/>&lt;script type="text/javascript" src="<text:span text:style-name="T17">js/scriptt_case.js</text:span>"&gt;&lt;/script&gt; </text:p>
      <text:p text:style-name="P7"><text:span text:style-name="T1"><text:s/>&lt;script src="</text:span><text:span text:style-name="T4">js/timescaleBubble.js</text:span><text:span text:style-name="T1">"&gt;&lt;/script&gt;</text:span></text:p>
      <text:p text:style-name="P16"/>
      <text:p text:style-name="P15"><text:span text:style-name="T5">2)&lt;div id="example</text:span><text:span text:style-name="T12">5</text:span><text:span text:style-name="T5">"&gt;&lt;/div&gt;//</text:span><text:span text:style-name="T11">container to load your chart</text:span></text:p>
      <text:p text:style-name="P4"/>
      <text:p text:style-name="P6">3)In scriptt_case.js <text:s/>function to pass options defined in <text:s/>CONFIGURATION PARAMETERS.</text:p>
      <text:p text:style-name="P18"><text:span text:style-name="T18"><text:s/>timescaleBubble</text:span>(options);</text:p>
      <text:p text:style-name="P19">For sample we are using two uri's, one for vertices and another for risk</text:p>
      <text:p text:style-name="P23"><text:a xlink:type="simple" xlink:href="http://95.85.58.85:3101/api/cases/6eb696d9ccbd41b98c8f7eb12e2b9242/graph/1000">http://95.85.58.85:3101/api/cases/6eb696d9ccbd41b98c8f7eb12e2b9242/graph/1000</text:a></text:p>
      <text:p text:style-name="P23">http://95.85.58.85:3101/api/cases/6eb696d9ccbd41b98c8f7eb12e2b9242/risk</text:p>
      <text:p text:style-name="P12"/>
      <text:p text:style-name="P13"><text:span text:style-name="T6">2</text:span><text:span text:style-name="T7">)</text:span><text:span text:style-name="T5">CONFIGURATION PARAMETERS</text:span></text:p>
      <text:p text:style-name="P6">In <text:span text:style-name="T15">script</text:span>.js we can pass parameters for:-</text:p>
      <text:p text:style-name="P8"><text:s text:c="2"/>var options ={</text:p>
      <text:p text:style-name="P8"><text:s text:c="4"/>container:'#example<text:span text:style-name="T19">5</text:span>',//Container id where chart will be appended</text:p>
      <text:p text:style-name="P9"><text:s text:c="4"/><text:span text:style-name="T17">header</text:span>:"<text:span text:style-name="T17">ASSOCIATED ENTITIES</text:span>",//Heading of Chart</text:p>
      <text:p text:style-name="P8"><text:s text:c="4"/><text:span text:style-name="T17">uri1</text:span>:"<text:span text:style-name="T16">CaseData</text:span>/newData.json"</text:p>
      <text:p text:style-name="P20"><text:s text:c="4"/><text:span text:style-name="T17">uri2: “CaseData</text:span>/newData<text:span text:style-name="T19">1</text:span>.json"</text:p>
      <text:p text:style-name="P22"><text:s text:c="4"/>height:500</text:p>
      <text:p text:style-name="P10"><text:s text:c="4"/>}</text:p>
      <text:p text:style-name="P11"><text:span text:style-name="T2">3</text:span><text:span text:style-name="T3">)Data Format</text:span></text:p>
      <text:p text:style-name="P1">{ </text:p>
      <text:p text:style-name="P1"><text:tab/>"status": 200, </text:p>
      <text:p text:style-name="P1"><text:tab/>"headers": {}, </text:p>
      <text:p text:style-name="P1"><text:tab/>"body": [{ </text:p>
      <text:p text:style-name="P1"><text:tab/><text:tab/>"description": "Entity VA has accumulated risk value of <text:soft-page-break/>23%, and risk level is acceptable according to corporate policy.", </text:p>
      <text:p text:style-name="P1"><text:tab/><text:tab/>"direct": 0.3776820491660725, </text:p>
      <text:p text:style-name="P1"><text:tab/><text:tab/>"nominal": 0.8140218, </text:p>
      <text:p text:style-name="P1"><text:tab/><text:tab/>"external-credit-score": 0.0, </text:p>
      <text:p text:style-name="P1"><text:tab/><text:tab/>"name": "VA", </text:p>
      <text:p text:style-name="P1"><text:tab/><text:tab/>"type": "company",</text:p>
      <text:p text:style-name="P2"><text:s/><text:span text:style-name="T16">},</text:span></text:p>
      <text:p text:style-name="P1"><text:s text:c="8"/>{ </text:p>
      <text:p text:style-name="P1"><text:tab/><text:tab/>"description": "Entity Stirling Moss has accumulated risk value of 21%, and risk level is acceptable according to corporate policy.", </text:p>
      <text:p text:style-name="P1"><text:tab/><text:tab/>"direct": 0.3446759120984511, </text:p>
      <text:p text:style-name="P1"><text:tab/><text:tab/>"nominal": 0.5965053, </text:p>
      <text:p text:style-name="P1"><text:tab/><text:tab/>"external-credit-score": 0.0, </text:p>
      <text:p text:style-name="P1"><text:tab/><text:tab/>"name": "Stirling Moss", </text:p>
      <text:p text:style-name="P1"><text:tab/><text:tab/>"type": "person",</text:p>
      <text:p text:style-name="P2"><text:tab/><text:span text:style-name="T16">}] </text:span></text:p>
      <text:p text:style-name="P2"><text:span text:style-name="T16">}</text:span><text:tab/><text:tab/></text:p>
      <text:p text:style-name="P2">If data is not in this format Chart will be not loaded.</text:p>
      <text:p text:style-name="P3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amond" svg:font-family="Garamond, Georgia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14:39:53.139417547</meta:creation-date>
    <dc:date>2017-04-01T15:14:17.889961812</dc:date>
    <meta:editing-duration>PT9M50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2" meta:paragraph-count="41" meta:word-count="162" meta:character-count="1536" meta:non-whitespace-character-count="1328"/>
  </office:meta>
</office:document-meta>
</file>